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Vector.ByteVector( final int initia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Vector.putUTF8( final String 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yteVector.putShort( final int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yteVector.putByteArray( final byte [ ] b , final int off , final int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yteVector.putInt( final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yteVector.ByteV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Vector.putByte( final int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yteVector.put12( final int b , final int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yteVector.put11( final int b1 , final int b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yteVector.enlarge( final int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